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ffa6a6" fo:border="0.74pt solid #000000"/>
    </style:style>
    <style:style style:name="ce6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afd095" fo:border="0.74pt solid #000000"/>
    </style:style>
    <style:style style:name="ce8" style:family="table-cell" style:parent-style-name="Default">
      <style:table-cell-properties fo:background-color="#55308d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b7b3ca" fo:border="0.74pt solid #000000"/>
    </style:style>
    <style:style style:name="ce24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b66c" fo:border="0.74pt solid #000000"/>
    </style:style>
    <style:style style:name="ce1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b4c7dc" fo:border="0.74pt solid #000000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ffffa6" fo:border="0.74pt solid #000000"/>
    </style:style>
    <style:style style:name="ce1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ity" table:style-name="ta1">
        <office:forms form:automatic-focus="false" form:apply-design-mode="false"/>
        <table:table-column table:style-name="co3" table:default-cell-style-name="ce3"/>
        <table:table-column table:style-name="co2" table:default-cell-style-name="ce5"/>
        <table:table-column table:style-name="co4" table:default-cell-style-name="ce7"/>
        <table:table-column table:style-name="co5" table:default-cell-style-name="ce9"/>
        <table:table-column table:style-name="co5" table:default-cell-style-name="ce11"/>
        <table:table-column table:style-name="co5" table:default-cell-style-name="ce13"/>
        <table:table-column table:style-name="co5" table:default-cell-style-name="ce15"/>
        <table:table-column table:style-name="co6" table:default-cell-style-name="ce17"/>
        <table:table-column table:style-name="co2" table:default-cell-style-name="Default"/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er Capita</text:p>
          </table:table-cell>
          <table:table-cell table:style-name="ce6" office:value-type="string" calcext:value-type="string">
            <text:p>Level</text:p>
          </table:table-cell>
          <table:table-cell table:style-name="ce8" office:value-type="string" calcext:value-type="string">
            <text:p>POW</text:p>
          </table:table-cell>
          <table:table-cell table:style-name="ce24" office:value-type="string" calcext:value-type="string">
            <text:p>AGY</text:p>
          </table:table-cell>
          <table:table-cell table:style-name="ce12" office:value-type="string" calcext:value-type="string">
            <text:p>HRT</text:p>
          </table:table-cell>
          <table:table-cell table:style-name="ce14" office:value-type="string" calcext:value-type="string">
            <text:p>CMD</text:p>
          </table:table-cell>
          <table:table-cell table:style-name="ce16" office:value-type="string" calcext:value-type="string">
            <text:p>Rem Pts</text:p>
          </table:table-cell>
          <table:table-cell office:value-type="string" calcext:value-type="string">
            <text:p>Age Range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*2-SUM([.D2:.G2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drun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*2-SUM([.D3:.G3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optimis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]*2-SUM([.D4:.G4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pessimis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]*2-SUM([.D5:.G5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patrioti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]*2-SUM([.D6:.G6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opposition supporte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*2-SUM([.D7:.G7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*2-SUM([.D8:.G8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]*2-SUM([.D9:.G9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mart 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]*2-SUM([.D10:.G10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labor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]*2-SUM([.D11:.G11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fantas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]*2-SUM([.D12:.G12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conspiracy theor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]*2-SUM([.D13:.G13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believ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14]*2-SUM([.D14:.G14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5]*2-SUM([.D15:.G15])" office:value-type="float" office:value="0" calcext:value-type="float">
            <text:p>0</text:p>
          </table:table-cell>
          <table:table-cell office:value-type="string" calcext:value-type="string">
            <text:p>older</text:p>
          </table:table-cell>
        </table:table-row>
        <table:table-row table:style-name="ro1">
          <table:table-cell office:value-type="string" calcext:value-type="string">
            <text:p>laz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*2-SUM([.D16:.G16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*2-SUM([.D17:.G17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enthusi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]*2-SUM([.D18:.G18])" office:value-type="float" office:value="0" calcext:value-type="float">
            <text:p>0</text:p>
          </table:table-cell>
          <table:table-cell office:value-type="string" calcext:value-type="string">
            <text:p>younger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]*2-SUM([.D19:.G19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arpent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]*2-SUM([.D20:.G20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woodsma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1]*2-SUM([.D21:.G21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handym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2]*2-SUM([.D22:.G22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]*2-SUM([.D23:.G23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athlet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*2-SUM([.D24:.G24])" office:value-type="float" office:value="0" calcext:value-type="float">
            <text:p>0</text:p>
          </table:table-cell>
          <table:table-cell office:value-type="string" calcext:value-type="string">
            <text:p>younger</text:p>
          </table:table-cell>
        </table:table-row>
        <table:table-row table:style-name="ro1">
          <table:table-cell office:value-type="string" calcext:value-type="string">
            <text:p>gamb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]*2-SUM([.D25:.G25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machinis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6]*2-SUM([.D26:.G26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7]*2-SUM([.D27:.G27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ook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8]*2-SUM([.D28:.G28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]*2-SUM([.D29:.G29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lock ma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30]*2-SUM([.D30:.G30])" office:value-type="float" office:value="0" calcext:value-type="float">
            <text:p>0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string" calcext:value-type="string">
            <text:p>chemi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1]*2-SUM([.D31:.G31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bowy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*2-SUM([.D32:.G32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]*2-SUM([.D33:.G33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flori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*2-SUM([.D34:.G34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hipbuild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5]*2-SUM([.D35:.G35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post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6]*2-SUM([.D36:.G36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*2-SUM([.D37:.G37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8]*2-SUM([.D38:.G38])" office:value-type="float" office:value="0" calcext:value-type="float">
            <text:p>0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string" calcext:value-type="string">
            <text:p>bank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9]*2-SUM([.D39:.G39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refuge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0]*2-SUM([.D40:.G40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immigra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1]*2-SUM([.D41:.G41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field work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2]*2-SUM([.D42:.G42])" office:value-type="float" office:value="0" calcext:value-type="float">
            <text:p>0</text:p>
          </table:table-cell>
          <table:table-cell office:value-type="string" calcext:value-type="string">
            <text:p>younger</text:p>
          </table:table-cell>
        </table:table-row>
        <table:table-row table:style-name="ro1">
          <table:table-cell office:value-type="string" calcext:value-type="string">
            <text:p>politi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43]*2-SUM([.D43:.G43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courtes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4]*2-SUM([.D44:.G44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*2-SUM([.D45:.G45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mob bo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6]*2-SUM([.D46:.G46])" office:value-type="float" office:value="0" calcext:value-type="float">
            <text:p>0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string" calcext:value-type="string">
            <text:p>bookkeep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7]*2-SUM([.D47:.G47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anitation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8]*2-SUM([.D48:.G48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49]*2-SUM([.D49:.G49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himney sweep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*2-SUM([.D50:.G50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ward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51]*2-SUM([.D51:.G51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jai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2]*2-SUM([.D52:.G52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convic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3]*2-SUM([.D53:.G53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4]*2-SUM([.D54:.G54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hopkeep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5]*2-SUM([.D55:.G55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hop han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]*2-SUM([.D56:.G56])" office:value-type="float" office:value="0" calcext:value-type="float">
            <text:p>0</text:p>
          </table:table-cell>
          <table:table-cell office:value-type="string" calcext:value-type="string">
            <text:p>younger</text:p>
          </table:table-cell>
        </table:table-row>
        <table:table-row table:style-name="ro1">
          <table:table-cell office:value-type="string" calcext:value-type="string">
            <text:p>non-worke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7]*2-SUM([.D57:.G57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journal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8]*2-SUM([.D58:.G58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9]*2-SUM([.D59:.G59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deliverym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0]*2-SUM([.D60:.G60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vand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*2-SUM([.D61:.G61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]*2-SUM([.D62:.G62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pickpocke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3]*2-SUM([.D63:.G63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64]*2-SUM([.D64:.G64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65]*2-SUM([.D65:.G65])" office:value-type="float" office:value="0" calcext:value-type="float">
            <text:p>0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string" calcext:value-type="string">
            <text:p>spire gua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]*2-SUM([.D66:.G66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pire keep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7]*2-SUM([.D67:.G67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68]*2-SUM([.D68:.G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69]*2-SUM([.D69:.G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0]*2-SUM([.D70:.G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1]*2-SUM([.D71:.G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2]*2-SUM([.D72:.G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3]*2-SUM([.D73:.G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4]*2-SUM([.D74:.G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5]*2-SUM([.D75:.G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6]*2-SUM([.D76:.G7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Default" table:formula="of:=SUM([.B2:.B76])" office:value-type="float" office:value="866" calcext:value-type="float">
            <text:p>866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evels</text:p>
          </table:table-cell>
          <table:table-cell table:style-name="Default" office:value-type="string" calcext:value-type="string">
            <text:p>(Exp totals)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formula="of:=COUNTIF([.C$2:.C$76];[.B79])" office:value-type="float" office:value="19" calcext:value-type="float">
            <text:p>1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formula="of:=COUNTIF([.C$2:.C$76];[.B80])" office:value-type="float" office:value="20" calcext:value-type="float">
            <text:p>2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formula="of:=COUNTIF([.C$2:.C$76];[.B81])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formula="of:=COUNTIF([.C$2:.C$76];[.B82])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/>
        </table:table-row>
      </table:table>
      <table:table table:name="Grotto" table:style-name="ta1">
        <table:table-column table:style-name="co2" table:default-cell-style-name="Default"/>
        <table:table-row table:style-name="ro1">
          <table:table-cell/>
        </table:table-row>
      </table:table>
      <table:table table:name="Plains" table:style-name="ta1">
        <table:table-column table:style-name="co2" table:default-cell-style-name="Default"/>
        <table:table-row table:style-name="ro1">
          <table:table-cell/>
        </table:table-row>
      </table:table>
      <table:table table:name="Hill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ity.A1:City.I82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21:10:30.62343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18:40:08.022000000</meta:creation-date>
    <meta:generator>LibreOffice/25.8.4.2$Windows_X86_64 LibreOffice_project/290daaa01b999472f0c7a3890eb6a550fd74c6df</meta:generator>
    <dc:date>2026-01-31T21:41:34.914255700</dc:date>
    <meta:editing-duration>P2DT19H15M5S</meta:editing-duration>
    <meta:editing-cycles>6</meta:editing-cycles>
    <meta:document-statistic meta:table-count="4" meta:cell-count="663" meta:object-count="0"/>
  </office:meta>
</office:document-meta>
</file>